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Standard" style:list-style-name="List_20_1"/>
    <style:style style:name="P4" style:family="paragraph" style:parent-style-name="Standard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8.0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1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7.2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1085664250" text:style-name="List_20_1">
        <text:list-item>
          <text:p text:style-name="P3"><text:a xlink:type="simple" xlink:href="http://wiki.oscada.org/Doc/OpisanieProgrammy#h920-1">Пользовательское API объектной модели ядра системы OpenSCADA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8">файл</text:a>: </text:p>
          <text:list>
            <text:list-item>
              <text:p text:style-name="P3"><text:a xlink:type="simple" xlink:href="http://wiki.oscada.org/Doc/JavaLikeCalc#h101-11" office:name="!.javalikecalc">Пользовательское объектное API языка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8">файл</text:a></text:p>
            </text:list-item>
            <text:list-item>
              <text:p text:style-name="P3"><text:a xlink:type="simple" xlink:href="http://wiki.oscada.org/Doc/VCAEngine#h668-23" office:name="!.vcaengine">Пользовательское объектное API движка среды визуализации и управления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9">файл</text:a></text:p>
            </text:list-item>
          </text:list>
        </text:list-item>
        <text:list-item>
          <text:p text:style-name="P3"><text:a xlink:type="simple" xlink:href="http://wiki.oscada.org/Using/APIFunctionLibs" office:name=".using.apifunctionlibs">Библиотеки функций API объектной модели системы OpenSCADA</text:a>:</text:p>
          <text:list>
            <text:list-item>
              <text:p text:style-name="P3"><text:a xlink:type="simple" xlink:href="http://wiki.oscada.org/Doc/FLibComplex1" office:name="!.flibcomplex1">Библиотека функций совместимости со SCADA Complex1 фирмы ООО НИП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3"><text:a xlink:type="simple" xlink:href="http://wiki.oscada.org/Doc/FLibMath" office:name="!.flibmath">Библиотека стандартных математических функций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3"><text:a xlink:type="simple" xlink:href="http://wiki.oscada.org/Doc/FLibSYS" office:name="!.flibsys">Библиотека системного API среды пользовательского программирования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3"><text:a xlink:type="simple" xlink:href="http://wiki.oscada.org/Using/APIFunctionLibs/TechApp" office:name=".using.apifunctionlibs.techapp">Библиотека моделей аппаратов технологических процессов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" office:name=".using.graphicelementslibraries">Библиотеки графических элементов системы OpenSCADA</text:a></text:h>
      <text:list xml:id="list1504551519" text:continue-numbering="true" text:style-name="List_20_1">
        <text:list-item>
          <text:p text:style-name="P3"><text:a xlink:type="simple" xlink:href="http://wiki.oscada.org/Using/GraphicElementsLibraries/MainElements" office:name=".using.graphicelementslibraries.mainelements">Библиотека основных элементов пользовательского интерфейса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файл</text:a></text:p>
        </text:list-item>
        <text:list-item>
          <text:p text:style-name="P3"><text:a xlink:type="simple" xlink:href="http://wiki.oscada.org/Using/GraphicElementsLibraries/MnemoElements" office:name=".using.graphicelementslibraries.mnemoelements">Библиотека элементов мнемосхем пользовательского интерфейса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файл</text:a></text:p>
        </text:list-item>
        <text:list-item>
          <text:p text:style-name="P3"><text:a xlink:type="simple" xlink:href="http://wiki.oscada.org/Using/GraphicElementsLibraries/ElectroElements" office:name=".using.graphicelementslibraries.electroelements">Библиотека электроэлементов мнемосхем пользовательского интерфейса</text:a> — <draw:frame draw:style-name="fr1" draw:name="Графічний об'єкт55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WLib.ElEls.pdf">файл</text:a></text:p>
        </text:list-item>
      </text:list>
      <text:h text:style-name="Heading_20_2" text:outline-level="2">Документация на модули системы OpenSCADA</text:h>
      <text:list xml:id="list2058924736" text:style-name="L1">
        <text:list-item>
          <text:p text:style-name="P5">Подсистема "Архивы":</text:p>
        </text:list-item>
      </text:list>
      <text:list xml:id="list381481612" text:style-name="L1">
        <text:list-item>
          <text:list>
            <text:list-item>
              <text:p text:style-name="P4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4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5">Подсистема "Базы данных":</text:p>
          <text:list>
            <text:list-item>
              <text:p text:style-name="P4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4"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4"><text:soft-page-break/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4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4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5">Подсистема "Сбор данных (DAQ)":</text:p>
          <text:list>
            <text:list-item>
              <text:p text:style-name="P4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4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4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4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4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4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4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4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4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4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4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4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4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5">Подсистема "Транспорты":</text:p>
          <text:list>
            <text:list-item>
              <text:p text:style-name="P4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4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4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5">Подсистема "Транспортные протоколы":</text:p>
          <text:list>
            <text:list-item>
              <text:p text:style-name="P4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4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4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4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5">Подсистема "Специальные":</text:p>
          <text:list>
            <text:list-item>
              <text:p text:style-name="P4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4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4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4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5">Подсистема "Пользовательские интерфейсы":</text:p>
          <text:list>
            <text:list-item>
              <text:p text:style-name="P4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4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4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4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4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4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4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4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131cm" fo:margin-left="1.49cm" fo:margin-right="0.93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2-03-28T12:13:58</dc:date>
    <meta:editing-duration>PT10H17M27S</meta:editing-duration>
    <meta:editing-cycles>43</meta:editing-cycles>
    <meta:generator>LibreOffice/3.4$Linux LibreOffice_project/340m1$Build-402</meta:generator>
    <meta:document-statistic meta:table-count="0" meta:image-count="62" meta:object-count="0" meta:page-count="2" meta:paragraph-count="77" meta:word-count="461" meta:character-count="2872" meta:non-whitespace-character-count="2484"/>
  </office:meta>
</office:document-meta>
</file>